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f71a4" officeooo:paragraph-rsid="000f71a4"/>
    </style:style>
    <style:style style:name="P2" style:family="paragraph" style:parent-style-name="Standard">
      <style:text-properties officeooo:rsid="000f71a4" officeooo:paragraph-rsid="000f71a4"/>
    </style:style>
    <style:style style:name="P3" style:family="paragraph" style:parent-style-name="Standard">
      <style:text-properties fo:font-weight="bold" officeooo:rsid="000f71a4" officeooo:paragraph-rsid="000f71a4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text-properties officeooo:paragraph-rsid="000f71a4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T1" style:family="text">
      <style:text-properties officeooo:rsid="000f71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71a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71a4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f71a4" style:font-size-asian="16pt" style:font-weight-asian="bold" style:font-size-complex="16pt" style:font-weight-complex="bold"/>
    </style:style>
    <style:style style:name="T9" style:family="text">
      <style:text-properties fo:font-size="16pt" fo:font-weight="normal" officeooo:rsid="000f71a4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KHUNTER</text:p>
      <text:p text:style-name="Standard"/>
      <text:p text:style-name="Standard">dnf install rkhunter -y</text:p>
      <text:p text:style-name="Standard"/>
      <text:p text:style-name="Standard">rkhunter --update<text:line-break/>rkhunter --propupd <text:s text:c="2"/># Utworzenie bazy referencyjnej plików<text:line-break/></text:p>
      <text:p text:style-name="Standard"/>
      <text:p text:style-name="Standard">rkhunter --check<text:line-break/><text:span text:style-name="T1">bez klikania:</text:span></text:p>
      <text:p text:style-name="Standard">rkhunter --check --sk<text:line-break/></text:p>
      <text:list text:style-name="L1">
        <text:list-item>
          <text:p text:style-name="P4">Sprawdza:</text:p>
        </text:list-item>
      </text:list>
      <text:list text:style-name="L2">
        <text:list-item>
          <text:p text:style-name="P5">znane rootkity w systemie</text:p>
        </text:list-item>
        <text:list-item>
          <text:p text:style-name="P5">zmodyfikowane binarki systemowe (np. <text:span text:style-name="Source_20_Text">ls</text:span>, <text:span text:style-name="Source_20_Text">ps</text:span>, <text:span text:style-name="Source_20_Text">netstat</text:span>)</text:p>
        </text:list-item>
        <text:list-item>
          <text:p text:style-name="P5">ukryte porty / procesy</text:p>
        </text:list-item>
        <text:list-item>
          <text:p text:style-name="P5">dziwne uprawnienia plików</text:p>
        </text:list-item>
      </text:list>
      <text:list text:style-name="L3">
        <text:list-item>
          <text:p text:style-name="P6">Raport zwykle trafia do <text:span text:style-name="Source_20_Text">/var/log/rkhunter.log</text:span></text:p>
        </text:list-item>
      </text:list>
      <text:p text:style-name="Standard"/>
      <text:p text:style-name="Standard"/>
      <text:p text:style-name="Standard"/>
      <text:p text:style-name="Standard"/>
      <text:p text:style-name="P2"><text:span text:style-name="T2">LYNIS</text:span>:</text:p>
      <text:p text:style-name="P2"/>
      <text:p text:style-name="P2">apt install lynis -y</text:p>
      <text:p text:style-name="P2"/>
      <text:p text:style-name="P2">dnf install epel-release -y<text:line-break/>dnf install lynis -y<text:line-break/></text:p>
      <text:p text:style-name="P2">lynis audit system<text:line-break/></text:p>
      <text:h text:style-name="P1" text:outline-level="3">Wynik:</text:h>
      <text:list text:style-name="L4">
        <text:list-item>
          <text:p text:style-name="P7">Raport z kontrolą systemu (kernel, konfiguracja ssh, logowanie, firewall, pakiety).</text:p>
        </text:list-item>
        <text:list-item>
          <text:p text:style-name="P7">Na końcu otrzymasz:</text:p>
          <text:list>
            <text:list-item>
              <text:p text:style-name="P7"><text:span text:style-name="Strong_20_Emphasis">Skor bezpieczeństwa (Hardening index)</text:span> – np. 65/100</text:p>
            </text:list-item>
            <text:list-item>
              <text:p text:style-name="P7"><text:span text:style-name="Strong_20_Emphasis">Sugestie (Suggestions)</text:span> – lista rekomendacji do poprawy.</text:p>
            </text:list-item>
          </text:list>
        </text:list-item>
      </text:list>
      <text:h text:style-name="Heading_20_3" text:outline-level="3">Przykładowe obszary sprawdzane przez Lynis:</text:h>
      <text:list text:style-name="L5">
        <text:list-item>
          <text:p text:style-name="P8"><text:span text:style-name="Strong_20_Emphasis"><text:span text:style-name="T4">Konto root (czy ma ustawione hasło, czy można się logować przez SSH)</text:span></text:span></text:p>
        </text:list-item>
        <text:list-item>
          <text:p text:style-name="P8"><text:span text:style-name="Strong_20_Emphasis"><text:span text:style-name="T4">Uprawnienia plików krytycznych</text:span></text:span><text:span text:style-name="T4"> (/etc/passwd, /etc/shadow, /etc/sudoers)</text:span></text:p>
        </text:list-item>
        <text:list-item>
          <text:p text:style-name="P8"><text:span text:style-name="Strong_20_Emphasis"><text:span text:style-name="T4">Usługi sieciowe</text:span></text:span><text:span text:style-name="T4"> (otwarte porty, niepotrzebne demony)</text:span></text:p>
        </text:list-item>
        <text:list-item>
          <text:p text:style-name="P8"><text:span text:style-name="Strong_20_Emphasis"><text:span text:style-name="T4">Firewall i SELinux/AppArmor</text:span></text:span></text:p>
        </text:list-item>
        <text:list-item>
          <text:p text:style-name="P8"><text:soft-page-break/><text:span text:style-name="Strong_20_Emphasis"><text:span text:style-name="T4">Aktualizacje bezpieczeństwa</text:span></text:span></text:p>
        </text:list-item>
        <text:list-item>
          <text:p text:style-name="P8"><text:span text:style-name="Strong_20_Emphasis"><text:span text:style-name="T4">Mechanizmy audytu i logowania</text:span></text:span></text:p>
        </text:list-item>
      </text:list>
      <text:p text:style-name="Text_20_body"><text:span text:style-name="Strong_20_Emphasis"><text:span text:style-name="T4"/></text:span></text:p>
      <text:h text:style-name="Heading_20_2" text:outline-level="2"><text:span text:style-name="Strong_20_Emphasis"><text:span text:style-name="T6">Znaczenie ocen</text:span></text:span></text:h>
      <text:list text:style-name="L6">
        <text:list-item>
          <text:p text:style-name="P9"><text:span text:style-name="Strong_20_Emphasis">PROTECTED</text:span> – usługa zabezpieczona lub niskiego ryzyka. Zostawiasz jak jest.</text:p>
        </text:list-item>
        <text:list-item>
          <text:p text:style-name="P9"><text:span text:style-name="Strong_20_Emphasis">MEDIUM</text:span> – umiarkowane ryzyko, wymaga przeglądu czy faktycznie potrzebna.</text:p>
        </text:list-item>
        <text:list-item>
          <text:p text:style-name="P9"><text:span text:style-name="Strong_20_Emphasis">EXPOSED</text:span> – usługa może być widoczna dla użytkowników / sieci. Zabezpiecz, ogranicz dostęp, sprawdź konfigurację.</text:p>
        </text:list-item>
        <text:list-item>
          <text:p text:style-name="P9"><text:span text:style-name="Strong_20_Emphasis">UNSAFE</text:span> – potencjalnie wysoki wektor ataku: działa z uprawnieniami roota, otwiera porty, umożliwia eskalację. Jeśli niepotrzebna → wyłączyć.</text:p>
        </text:list-item>
      </text:list>
      <text:p text:style-name="Text_20_body"/>
      <text:p text:style-name="Text_20_body">Status<text:tab/>Co zrobić?<text:line-break/>PROTECTED<text:tab/>Nic, zostaw.<text:line-break/>MEDIUM<text:tab/>Sprawdź, czy usługa ma sens na tym serwerze.<text:line-break/>EXPOSED<text:tab/>Jeśli potrzebna → ogranicz dostęp (firewall, konfiguracja). Jeśli zbędna → wyłącz.<text:line-break/>UNSAFE<text:tab/>Domyślnie wyłączaj, zostaw tylko absolutnie konieczne usługi i zabezpiecz sandboxingiem/SELinux.<text:line-break/></text:p>
      <text:p text:style-name="Text_20_body"/>
      <text:p text:style-name="Text_20_body"/>
      <text:p text:style-name="P10">ssh-audit </text:p>
      <text:p text:style-name="Text_20_body">dnf install python3-pip -y<text:line-break/>pip3 install ssh-audit<text:line-break/></text:p>
      <text:p text:style-name="Text_20_body"><text:span text:style-name="Strong_20_Emphasis"><text:span text:style-name="T4">ssh-audit localhost<text:line-break/>ssh-audit -p 2222 example.com<text:line-break/>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7">chkrootkit</text:span></text:span><text:span text:style-name="Strong_20_Emphasis"><text:span text:style-name="T4"> 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>dnf install chkrootkit -y<text:line-break/>chkrootkit</text:span></text:span></text:p>
      <text:p text:style-name="Text_20_body"><text:span text:style-name="Strong_20_Emphasis"><text:span text:style-name="T4"/></text:span></text:p>
      <text:p text:style-name="P11"><text:span text:style-name="Strong_20_Emphasis"><text:span text:style-name="T5">testy:</text:span></text:span></text:p>
      <text:p text:style-name="P11"><text:soft-page-break/><text:span text:style-name="Strong_20_Emphasis"><text:span text:style-name="Source_20_Text"><text:span text:style-name="T5">bindshell</text:span></text:span></text:span><text:span text:style-name="Strong_20_Emphasis"><text:span text:style-name="T5"> → czy działa backdoor TCP (np. na portach 31337, 60001).</text:span></text:span></text:p>
      <text:list text:style-name="L8">
        <text:list-item>
          <text:p text:style-name="P12"><text:span text:style-name="Source_20_Text">lkm</text:span> → rootkity typu <text:span text:style-name="Strong_20_Emphasis">Loadable Kernel Module</text:span>.</text:p>
        </text:list-item>
      </text:list>
      <text:list text:style-name="L9">
        <text:list-item>
          <text:p text:style-name="P13"><text:span text:style-name="Source_20_Text">rexedcs</text:span> → sprawdza R-services (rsh, rexec, etc.).</text:p>
        </text:list-item>
      </text:list>
      <text:list text:style-name="L10">
        <text:list-item>
          <text:p text:style-name="P14"><text:span text:style-name="Source_20_Text">wted</text:span> → wpisy w <text:span text:style-name="Source_20_Text">utmp/wtmp</text:span> (logowanie użytkowników).</text:p>
        </text:list-item>
      </text:list>
      <text:list text:style-name="L11">
        <text:list-item>
          <text:p text:style-name="P15"><text:span text:style-name="Source_20_Text">chkutmp</text:span> → szuka ukrytych procesów.</text:p>
        </text:list-item>
      </text:list>
      <text:list text:style-name="L12">
        <text:list-item>
          <text:p text:style-name="P16"><text:span text:style-name="Source_20_Text">z2</text:span> → sprawdza ukryte procesy przez <text:span text:style-name="Source_20_Text">/proc</text:span>.</text:p>
        </text:list-item>
      </text:list>
      <text:list text:style-name="L13">
        <text:list-item>
          <text:p text:style-name="P17"><text:span text:style-name="Source_20_Text">chkproc</text:span> → kontrola podejrzanych procesów.</text:p>
        </text:list-item>
      </text:list>
      <text:list text:style-name="L14">
        <text:list-item>
          <text:p text:style-name="P18"><text:span text:style-name="Source_20_Text">strings</text:span> w binarkach (<text:span text:style-name="Source_20_Text">ls</text:span>, <text:span text:style-name="Source_20_Text">ps</text:span>, <text:span text:style-name="Source_20_Text">top</text:span>) → sprawdza, czy nie zostały podmienione.</text:p>
        </text:list-item>
      </text:list>
      <text:p text:style-name="P11"><text:span text:style-name="Strong_20_Emphasis"><text:span text:style-name="T5"/></text:span></text:p>
      <text:p text:style-name="P11"><text:span text:style-name="Strong_20_Emphasis"><text:span text:style-name="T5"/></text:span></text:p>
      <text:p text:style-name="P11"><text:span text:style-name="Strong_20_Emphasis"><text:span text:style-name="T8">AIDE</text:span></text:span><text:span text:style-name="Strong_20_Emphasis"><text:span text:style-name="T5"> </text:span></text:span></text:p>
      <text:p text:style-name="P11"><text:span text:style-name="Strong_20_Emphasis"><text:span text:style-name="T5">dnf install aide -y<text:line-break/></text:span></text:span></text:p>
      <text:p text:style-name="P11"><text:span text:style-name="Strong_20_Emphasis"><text:span text:style-name="T5">Konfiguracja: /etc/aide/aide.conf<text:line-break/></text:span></text:span></text:p>
      <text:p text:style-name="P11"><text:span text:style-name="Strong_20_Emphasis"><text:span text:style-name="T5"># sprawdzaj wszystko w /bin i /sbin<text:line-break/>/bin <text:s text:c="3"/>NORMAL<text:line-break/>/sbin <text:s text:c="2"/>NORMAL<text:line-break/><text:line-break/># pliki konfiguracyjne<text:line-break/>/etc <text:s text:c="3"/>NORMAL<text:line-break/><text:line-break/># ignoruj /proc i /sys<text:line-break/>!/proc<text:line-break/>!/sys<text:line-break/></text:span></text:span></text:p>
      <text:p text:style-name="P11"><text:span text:style-name="Strong_20_Emphasis"><text:span text:style-name="T3">tworzenie bazy</text:span></text:span></text:p>
      <text:p text:style-name="P11"><text:span text:style-name="Strong_20_Emphasis"><text:span text:style-name="T5">aide --init<text:line-break/>podmiana starej bazy na nowa:</text:span></text:span></text:p>
      <text:p text:style-name="P11"><text:span text:style-name="Strong_20_Emphasis"><text:span text:style-name="T5">mv /var/lib/aide/aide.db.new /var/lib/aide/aide.db</text:span></text:span></text:p>
      <text:p text:style-name="P11"><text:span text:style-name="Strong_20_Emphasis"><text:span text:style-name="T5">aide --check</text:span></text:span></text:p>
      <text:p text:style-name="P11"><text:span text:style-name="Strong_20_Emphasis"><text:span text:style-name="T3">po aktualizacji system</text:span></text:span><text:span text:style-name="Strong_20_Emphasis"><text:span text:style-name="T5">u:</text:span></text:span></text:p>
      <text:p text:style-name="P11"><text:span text:style-name="Strong_20_Emphasis"><text:span text:style-name="T5">aide --update</text:span></text:span></text:p>
      <text:p text:style-name="P11"><text:span text:style-name="Strong_20_Emphasis"><text:span text:style-name="T5">mv /var/lib/aide/aide.db.new /var/lib/aide/aide.db</text:span></text:span><text:span text:style-name="Strong_20_Emphasis"><text:span text:style-name="T5"><text:line-break/></text:span></text:span></text:p>
      <text:p text:style-name="P11"><text:soft-page-break/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2:26:55.045000000</meta:creation-date>
    <dc:date>2025-08-28T12:38:12.247000000</dc:date>
    <meta:editing-duration>PT33S</meta:editing-duration>
    <meta:editing-cycles>1</meta:editing-cycles>
    <meta:document-statistic meta:table-count="0" meta:image-count="0" meta:object-count="0" meta:page-count="4" meta:paragraph-count="58" meta:word-count="382" meta:character-count="2655" meta:non-whitespace-character-count="2334"/>
    <meta:generator>LibreOffice/24.2.2.2$Windows_X86_64 LibreOffice_project/d56cc158d8a96260b836f100ef4b4ef25d6f1a01</meta:generator>
  </office:meta>
</office:document-meta>
</file>